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automatic-styles>
    <style:style style:name="P1" style:family="paragraph" style:parent-style-name="Standard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c9211e" loext:opacity="100%" fo:font-size="20pt" fo:font-weight="bold" officeooo:rsid="00181419" officeooo:paragraph-rsid="00181419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c9211e" loext:opacity="100%" fo:font-size="20pt" fo:font-style="normal" fo:font-weight="bold" officeooo:paragraph-rsid="006f0c25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0e502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81419" officeooo:paragraph-rsid="00181419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8" style:family="paragraph" style:parent-style-name="Standard">
      <style:text-properties fo:color="#d4d4d4" loext:opacity="100%" style:font-name="Droid Sans Mono" fo:font-size="10.5pt" fo:font-weight="normal" officeooo:rsid="00113808" officeooo:paragraph-rsid="00113808" fo:background-color="#1e1e1e"/>
    </style:style>
    <style:style style:name="P9" style:family="paragraph" style:parent-style-name="Standard">
      <style:text-properties fo:color="#d4d4d4" loext:opacity="100%" style:font-name="Droid Sans Mono" fo:font-size="10.5pt" fo:font-weight="normal" officeooo:rsid="00181419" officeooo:paragraph-rsid="00181419" fo:background-color="#1e1e1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74b0e6" officeooo:paragraph-rsid="0074b0e6" fo:background-color="#1f1f1f"/>
    </style:style>
    <style:style style:name="P12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13" style:family="paragraph" style:parent-style-name="Standard">
      <style:text-properties fo:color="#569cd6" loext:opacity="100%" style:font-name="Droid Sans Mono" fo:font-size="10.5pt" fo:font-weight="normal" officeooo:rsid="00113808" officeooo:paragraph-rsid="00113808" fo:background-color="#1e1e1e"/>
    </style:style>
    <style:style style:name="P14" style:family="paragraph" style:parent-style-name="Standard">
      <style:text-properties fo:color="#569cd6" loext:opacity="100%" style:font-name="Droid Sans Mono" fo:font-size="10.5pt" fo:font-weight="normal" fo:background-color="#1f1f1f" style:font-size-asian="12pt" style:font-size-complex="12pt"/>
    </style:style>
    <style:style style:name="P15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f1f1f"/>
    </style:style>
    <style:style style:name="P16" style:family="paragraph" style:parent-style-name="Standard">
      <style:text-properties fo:color="#569cd6" loext:opacity="100%" style:font-name="Droid Sans Mono" fo:font-size="10.5pt" fo:font-weight="normal" officeooo:rsid="00728bfa" officeooo:paragraph-rsid="0074b0e6" fo:background-color="#1f1f1f"/>
    </style:style>
    <style:style style:name="P17" style:family="paragraph" style:parent-style-name="Standard">
      <style:text-properties fo:color="#569cd6" loext:opacity="100%" style:font-name="Droid Sans Mono" fo:font-size="10.5pt" fo:font-style="normal" fo:font-weight="normal" officeooo:rsid="006b6818" officeooo:paragraph-rsid="006b6818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19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20" style:family="paragraph" style:parent-style-name="Standard">
      <style:text-properties fo:color="#6a9955" loext:opacity="100%" style:font-name="Droid Sans Mono" fo:font-size="10.5pt" fo:font-style="normal" fo:font-weight="normal" officeooo:rsid="00553c52" officeooo:paragraph-rsid="0052587c" fo:background-color="#1f1f1f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style:line-height-at-least="0.503cm"/>
    </style:style>
    <style:style style:name="P22" style:family="paragraph" style:parent-style-name="Standard">
      <style:paragraph-properties fo:margin-top="0cm" fo:margin-bottom="0.499cm" style:contextual-spacing="false" style:line-height-at-least="0.503cm"/>
    </style:style>
    <style:style style:name="P23" style:family="paragraph" style:parent-style-name="Preformatted_20_Text">
      <style:text-properties officeooo:rsid="00113808" officeooo:paragraph-rsid="00113808"/>
    </style:style>
    <style:style style:name="P24" style:family="paragraph" style:parent-style-name="Standard">
      <style:text-properties officeooo:rsid="00113808" officeooo:paragraph-rsid="00113808"/>
    </style:style>
    <style:style style:name="P25" style:family="paragraph" style:parent-style-name="Standard">
      <style:text-properties officeooo:paragraph-rsid="000e5027"/>
    </style:style>
    <style:style style:name="P26" style:family="paragraph" style:parent-style-name="Standard">
      <style:text-properties fo:font-size="12pt" fo:font-weight="normal" officeooo:rsid="00181419" officeooo:paragraph-rsid="00181419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fo:font-size="12pt" fo:font-weight="normal" officeooo:rsid="00488d32" officeooo:paragraph-rsid="00488d32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fo:font-size="12pt" fo:font-weight="normal" officeooo:rsid="0052587c" officeooo:paragraph-rsid="0052587c" style:font-size-asian="10.5pt" style:font-weight-asian="normal" style:font-size-complex="12pt" style:font-weight-complex="normal"/>
    </style:style>
    <style:style style:name="P29" style:family="paragraph" style:parent-style-name="Text_20_body">
      <style:text-properties fo:font-size="12pt" fo:font-weight="normal" officeooo:rsid="0058d391" officeooo:paragraph-rsid="0058d391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bold" officeooo:rsid="00181419" officeooo:paragraph-rsid="00181419" style:font-size-asian="10.5pt" style:font-weight-asian="bold" style:font-size-complex="12pt" style:font-weight-complex="bold"/>
    </style:style>
    <style:style style:name="P31" style:family="paragraph" style:parent-style-name="Text_20_body">
      <style:text-properties fo:font-size="12pt" style:font-size-asian="12pt" style:font-size-complex="12pt"/>
    </style:style>
    <style:style style:name="P32" style:family="paragraph" style:parent-style-name="Text_20_body">
      <style:text-properties fo:font-size="12pt" fo:font-style="normal" officeooo:rsid="003dc6c9" officeooo:paragraph-rsid="0043999f" style:font-size-asian="12pt" style:font-style-asian="normal" style:font-size-complex="12pt" style:font-style-complex="normal"/>
    </style:style>
    <style:style style:name="P33" style:family="paragraph" style:parent-style-name="Text_20_body">
      <style:text-properties fo:font-size="12pt" fo:font-style="normal" fo:font-weight="normal" officeooo:rsid="004ad7a2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text-properties fo:font-size="12pt" fo:font-style="normal" fo:font-weight="normal" officeooo:rsid="0050d8f5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text-properties fo:font-size="12pt" fo:font-style="normal" fo:font-weight="normal" officeooo:rsid="00553c52" officeooo:paragraph-rsid="0052587c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text-properties fo:font-size="12pt" fo:font-style="normal" fo:font-weight="normal" officeooo:rsid="0060d818" officeooo:paragraph-rsid="0058d391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text-properties fo:font-size="12pt" fo:font-style="normal" fo:font-weight="normal" officeooo:rsid="006b6818" officeooo:paragraph-rsid="006b6818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Heading_20_1">
      <style:text-properties fo:color="#0d161b" loext:opacity="100%" fo:font-size="14pt" fo:font-weight="bold" officeooo:rsid="00181419" officeooo:paragraph-rsid="00181419" style:font-size-asian="12.25pt" style:font-weight-asian="bold" style:font-size-complex="14pt" style:font-weight-complex="bold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</style:style>
    <style:style style:name="P40" style:family="paragraph" style:parent-style-name="Heading_20_1">
      <style:text-properties fo:font-size="16pt" style:font-size-asian="16pt" style:font-size-complex="16pt"/>
    </style:style>
    <style:style style:name="P41" style:family="paragraph" style:parent-style-name="Heading_20_1">
      <style:text-properties fo:font-size="16pt" officeooo:rsid="0073738c" officeooo:paragraph-rsid="0073738c" style:font-size-asian="16pt" style:font-size-complex="16pt"/>
    </style:style>
    <style:style style:name="P42" style:family="paragraph" style:parent-style-name="Heading_20_1">
      <style:text-properties fo:font-size="16pt" fo:font-style="normal" officeooo:rsid="003dc6c9" style:font-size-asian="16pt" style:font-style-asian="normal" style:font-size-complex="16pt" style:font-style-complex="normal"/>
    </style:style>
    <style:style style:name="P43" style:family="paragraph" style:parent-style-name="Text_20_body">
      <style:text-properties fo:font-size="16pt" fo:font-style="normal" fo:font-weight="bold" officeooo:rsid="003dc6c9" officeooo:paragraph-rsid="0043999f" style:font-size-asian="16pt" style:font-style-asian="normal" style:font-weight-asian="bold" style:font-size-complex="16pt" style:font-style-complex="normal" style:font-weight-complex="bold"/>
    </style:style>
    <style:style style:name="P44" style:family="paragraph" style:parent-style-name="Text_20_body">
      <style:text-properties fo:font-size="16pt" fo:font-style="normal" fo:font-weight="bold" officeooo:rsid="004ad7a2" officeooo:paragraph-rsid="00488d32" style:font-size-asian="16pt" style:font-style-asian="normal" style:font-weight-asian="bold" style:font-size-complex="16pt" style:font-style-complex="normal" style:font-weight-complex="bold"/>
    </style:style>
    <style:style style:name="P45" style:family="paragraph" style:parent-style-name="Text_20_body">
      <style:text-properties fo:font-size="16pt" fo:font-style="normal" fo:font-weight="bold" officeooo:rsid="0050d8f5" officeooo:paragraph-rsid="00488d32" style:font-size-asian="16pt" style:font-style-asian="normal" style:font-weight-asian="bold" style:font-size-complex="16pt" style:font-style-complex="normal" style:font-weight-complex="bold"/>
    </style:style>
    <style:style style:name="P46" style:family="paragraph" style:parent-style-name="Text_20_body">
      <style:text-properties fo:font-size="16pt" fo:font-style="normal" fo:font-weight="bold" officeooo:rsid="00553c52" officeooo:paragraph-rsid="0052587c" style:font-size-asian="16pt" style:font-style-asian="normal" style:font-weight-asian="bold" style:font-size-complex="16pt" style:font-style-complex="normal" style:font-weight-complex="bold"/>
    </style:style>
    <style:style style:name="P47" style:family="paragraph" style:parent-style-name="Text_20_body">
      <style:text-properties fo:font-size="16pt" fo:font-style="normal" fo:font-weight="bold" officeooo:rsid="0060d818" officeooo:paragraph-rsid="0058d391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Text_20_body">
      <style:text-properties fo:font-size="16pt" fo:font-style="normal" fo:font-weight="bold" officeooo:rsid="006b6818" officeooo:paragraph-rsid="006b6818" style:font-size-asian="16pt" style:font-style-asian="normal" style:font-weight-asian="bold" style:font-size-complex="16pt" style:font-style-complex="normal" style:font-weight-complex="bold"/>
    </style:style>
    <style:style style:name="P49" style:family="paragraph" style:parent-style-name="Text_20_body">
      <style:text-properties fo:font-size="16pt" fo:font-weight="bold" officeooo:rsid="00488d32" officeooo:paragraph-rsid="00488d32" style:font-size-asian="16pt" style:font-weight-asian="bold" style:font-size-complex="16pt" style:font-weight-complex="bold"/>
    </style:style>
    <style:style style:name="P50" style:family="paragraph" style:parent-style-name="Standard">
      <style:text-properties fo:font-size="16pt" fo:font-weight="bold" officeooo:rsid="006f0c25" officeooo:paragraph-rsid="006f0c25" style:font-size-asian="16pt" style:font-weight-asian="bold" style:font-size-complex="16pt" style:font-weight-complex="bold"/>
    </style:style>
    <style:style style:name="P5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52" style:family="paragraph" style:parent-style-name="Standard">
      <style:text-properties fo:color="#cccccc" loext:opacity="100%" style:font-name="Droid Sans Mono" fo:font-size="10.5pt" fo:font-weight="normal" fo:background-color="#1f1f1f" style:font-size-asian="12pt" style:font-size-complex="12pt"/>
    </style:style>
    <style:style style:name="P53" style:family="paragraph" style:parent-style-name="Standard">
      <style:text-properties fo:color="#cccccc" loext:opacity="100%" style:font-name="Droid Sans Mono" fo:font-size="10.5pt" fo:font-weight="normal" officeooo:rsid="0041edce" officeooo:paragraph-rsid="0043999f" fo:background-color="#1f1f1f"/>
    </style:style>
    <style:style style:name="P54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6pt" style:font-weight-asian="bold" style:font-size-complex="16pt" style:font-weight-complex="bold"/>
    </style:style>
    <style:style style:name="P55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color="#cccccc" loext:opacity="100%" style:font-name="Droid Sans Mono" fo:font-size="10.5pt" fo:font-weight="normal" officeooo:rsid="00728bfa" officeooo:paragraph-rsid="00728bfa" fo:background-color="#1f1f1f"/>
    </style:style>
    <style:style style:name="P57" style:family="paragraph" style:parent-style-name="Standard">
      <style:text-properties fo:color="#cccccc" loext:opacity="100%" style:font-name="Droid Sans Mono" fo:font-size="10.5pt" fo:font-weight="normal" officeooo:rsid="00728bfa" officeooo:paragraph-rsid="0074b0e6" fo:background-color="#1f1f1f"/>
    </style:style>
    <style:style style:name="P5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74b0e6" officeooo:paragraph-rsid="0074b0e6" fo:background-color="#1f1f1f"/>
    </style:style>
    <style:style style:name="P59" style:family="paragraph" style:parent-style-name="Text_20_body">
      <style:text-properties officeooo:rsid="0041edce"/>
    </style:style>
    <style:style style:name="P60" style:family="paragraph" style:parent-style-name="Text_20_body">
      <style:text-properties officeooo:rsid="0041edce" officeooo:paragraph-rsid="0043999f"/>
    </style:style>
    <style:style style:name="P61" style:family="paragraph" style:parent-style-name="Standard">
      <style:text-properties officeooo:rsid="00728bfa" officeooo:paragraph-rsid="00728bfa"/>
    </style:style>
    <style:style style:name="P62" style:family="paragraph" style:parent-style-name="Standard">
      <style:text-properties officeooo:rsid="00728bfa" officeooo:paragraph-rsid="0074b0e6"/>
    </style:style>
    <style:style style:name="P63" style:family="paragraph" style:parent-style-name="Standard">
      <style:text-properties officeooo:paragraph-rsid="0073738c"/>
    </style:style>
    <style:style style:name="P64" style:family="paragraph" style:parent-style-name="Standard">
      <style:text-properties officeooo:rsid="0074b0e6" officeooo:paragraph-rsid="0074b0e6"/>
    </style:style>
    <style:style style:name="P65" style:family="paragraph" style:parent-style-name="Heading_20_1">
      <style:text-properties fo:font-size="16pt" fo:font-weight="bold" officeooo:rsid="00728bfa" officeooo:paragraph-rsid="0074b0e6" style:font-size-asian="16pt" style:font-weight-asian="bold" style:font-size-complex="16pt" style:font-weight-complex="bold"/>
    </style:style>
    <style:style style:name="P66" style:family="paragraph" style:parent-style-name="Standard">
      <style:text-properties fo:font-size="16pt" fo:font-weight="bold" officeooo:rsid="00728bfa" officeooo:paragraph-rsid="0074b0e6" style:font-size-asian="16pt" style:font-weight-asian="bold" style:font-size-complex="16pt" style:font-weight-complex="bold"/>
    </style:style>
    <style:style style:name="P67" style:family="paragraph" style:parent-style-name="Standard">
      <style:text-properties fo:font-size="16pt" fo:font-weight="bold" officeooo:rsid="007dd2c9" officeooo:paragraph-rsid="007dd2c9" style:font-size-asian="16pt" style:font-weight-asian="bold" style:font-size-complex="16pt" style:font-weight-complex="bold"/>
    </style:style>
    <style:style style:name="P68" style:family="paragraph" style:parent-style-name="Standard">
      <style:text-properties fo:font-size="16pt" fo:font-weight="bold" officeooo:rsid="0080d450" officeooo:paragraph-rsid="0080d450" style:font-size-asian="16pt" style:font-weight-asian="bold" style:font-size-complex="16pt" style:font-weight-complex="bold"/>
    </style:style>
    <style:style style:name="P69" style:family="paragraph" style:parent-style-name="Standard">
      <style:text-properties officeooo:rsid="0080d450" officeooo:paragraph-rsid="0080d450"/>
    </style:style>
    <style:style style:name="P7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71" style:family="paragraph" style:parent-style-name="Standard">
      <style:text-properties fo:color="#cccccc" loext:opacity="100%" style:font-name="Droid Sans Mono" fo:font-size="10.5pt" fo:font-weight="normal" officeooo:rsid="0080d450" officeooo:paragraph-rsid="0080d450" fo:background-color="#1f1f1f"/>
    </style:style>
    <style:style style:name="P7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73" style:family="paragraph" style:parent-style-name="Standard">
      <style:paragraph-properties style:line-height-at-least="0.503cm"/>
    </style:style>
    <style:style style:name="P74" style:family="paragraph" style:parent-style-name="Standard">
      <style:text-properties officeooo:rsid="0082871f" officeooo:paragraph-rsid="0082871f"/>
    </style:style>
    <style:style style:name="T1" style:family="text">
      <style:text-properties officeooo:rsid="0000752c"/>
    </style:style>
    <style:style style:name="T2" style:family="text">
      <style:text-properties officeooo:rsid="0004aeae"/>
    </style:style>
    <style:style style:name="T3" style:family="text">
      <style:text-properties officeooo:rsid="000540d5"/>
    </style:style>
    <style:style style:name="T4" style:family="text">
      <style:text-properties officeooo:rsid="00093381"/>
    </style:style>
    <style:style style:name="T5" style:family="text">
      <style:text-properties fo:color="#dcdcaa" loext:opacity="100%"/>
    </style:style>
    <style:style style:name="T6" style:family="text">
      <style:text-properties fo:color="#dcdcaa" loext:opacity="100%" fo:font-style="normal" officeooo:rsid="003dc6c9" style:font-style-asian="normal" style:font-style-complex="normal"/>
    </style:style>
    <style:style style:name="T7" style:family="text">
      <style:text-properties fo:color="#dcdcaa" loext:opacity="100%" fo:font-size="12pt" fo:font-style="normal" officeooo:rsid="003dc6c9" style:font-size-asian="12pt" style:font-style-asian="normal" style:font-size-complex="12pt" style:font-style-complex="normal"/>
    </style:style>
    <style:style style:name="T8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9" style:family="text">
      <style:text-properties fo:color="#569cd6" loext:opacity="100%"/>
    </style:style>
    <style:style style:name="T10" style:family="text">
      <style:text-properties fo:color="#569cd6" loext:opacity="100%" fo:font-style="normal" style:font-style-asian="normal" style:font-style-complex="normal"/>
    </style:style>
    <style:style style:name="T11" style:family="text">
      <style:text-properties fo:color="#569cd6" loext:opacity="100%" fo:font-style="normal" officeooo:rsid="003dc6c9" style:font-style-asian="normal" style:font-style-complex="normal"/>
    </style:style>
    <style:style style:name="T12" style:family="text">
      <style:text-properties fo:color="#569cd6" loext:opacity="100%" fo:font-style="normal" officeooo:rsid="0050d8f5" style:font-style-asian="normal" style:font-style-complex="normal"/>
    </style:style>
    <style:style style:name="T13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4" style:family="text">
      <style:text-properties fo:color="#569cd6" loext:opacity="100%" fo:font-size="12pt" fo:font-style="normal" officeooo:rsid="003dc6c9" style:font-size-asian="12pt" style:font-style-asian="normal" style:font-size-complex="12pt" style:font-style-complex="normal"/>
    </style:style>
    <style:style style:name="T15" style:family="text">
      <style:text-properties fo:color="#569cd6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9cdcfe" loext:opacity="100%"/>
    </style:style>
    <style:style style:name="T17" style:family="text">
      <style:text-properties fo:color="#9cdcfe" loext:opacity="100%" fo:font-style="normal" style:font-style-asian="normal" style:font-style-complex="normal"/>
    </style:style>
    <style:style style:name="T18" style:family="text">
      <style:text-properties fo:color="#9cdcfe" loext:opacity="100%" fo:font-style="normal" officeooo:rsid="003dc6c9" style:font-style-asian="normal" style:font-style-complex="normal"/>
    </style:style>
    <style:style style:name="T19" style:family="text">
      <style:text-properties fo:color="#9cdcfe" loext:opacity="100%" fo:font-size="12pt" fo:font-style="normal" officeooo:rsid="003dc6c9" style:font-size-asian="12pt" style:font-style-asian="normal" style:font-size-complex="12pt" style:font-style-complex="normal"/>
    </style:style>
    <style:style style:name="T20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21" style:family="text">
      <style:text-properties fo:color="#ce9178" loext:opacity="100%"/>
    </style:style>
    <style:style style:name="T22" style:family="text">
      <style:text-properties fo:color="#ce9178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24" style:family="text">
      <style:text-properties fo:color="#d7ba7d" loext:opacity="100%"/>
    </style:style>
    <style:style style:name="T25" style:family="text">
      <style:text-properties fo:color="#c586c0" loext:opacity="100%"/>
    </style:style>
    <style:style style:name="T26" style:family="text">
      <style:text-properties fo:color="#4ec9b0" loext:opacity="100%"/>
    </style:style>
    <style:style style:name="T27" style:family="text">
      <style:text-properties fo:color="#4ec9b0" loext:opacity="100%" fo:font-style="normal" officeooo:rsid="003dc6c9" style:font-style-asian="normal" style:font-style-complex="normal"/>
    </style:style>
    <style:style style:name="T28" style:family="text">
      <style:text-properties fo:color="#4ec9b0" loext:opacity="100%" fo:font-size="12pt" fo:font-style="normal" officeooo:rsid="003dc6c9" style:font-size-asian="12pt" style:font-style-asian="normal" style:font-size-complex="12pt" style:font-style-complex="normal"/>
    </style:style>
    <style:style style:name="T29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30" style:family="text">
      <style:text-properties fo:color="#b5cea8" loext:opacity="100%"/>
    </style:style>
    <style:style style:name="T31" style:family="text">
      <style:text-properties officeooo:rsid="000f991a"/>
    </style:style>
    <style:style style:name="T32" style:family="text">
      <style:text-properties officeooo:rsid="001495c5"/>
    </style:style>
    <style:style style:name="T33" style:family="text">
      <style:text-properties officeooo:rsid="001d02f6"/>
    </style:style>
    <style:style style:name="T34" style:family="text">
      <style:text-properties officeooo:rsid="00227b7b"/>
    </style:style>
    <style:style style:name="T35" style:family="text">
      <style:text-properties officeooo:rsid="00255315"/>
    </style:style>
    <style:style style:name="T36" style:family="text">
      <style:text-properties officeooo:rsid="0029a7b7"/>
    </style:style>
    <style:style style:name="T37" style:family="text">
      <style:text-properties fo:font-variant="normal" fo:text-transform="none" style:font-name="var font-family-monospace" fo:font-size="10.5pt" fo:letter-spacing="normal" fo:font-style="normal" fo:font-weight="normal" loext:padding="0cm" loext:border="none"/>
    </style:style>
    <style:style style:name="T38" style:family="text">
      <style:text-properties fo:font-variant="normal" fo:text-transform="none" fo:color="#0d161b" loext:opacity="100%" fo:letter-spacing="normal"/>
    </style:style>
    <style:style style:name="T39" style:family="text">
      <style:text-properties fo:font-variant="normal" fo:text-transform="none" fo:color="#0d161b" loext:opacity="100%" style:font-name="Inter" fo:letter-spacing="normal" fo:font-style="normal" fo:font-weight="bold"/>
    </style:style>
    <style:style style:name="T40" style:family="text">
      <style:text-properties officeooo:rsid="002b5bca"/>
    </style:style>
    <style:style style:name="T41" style:family="text">
      <style:text-properties officeooo:rsid="002efd1d"/>
    </style:style>
    <style:style style:name="T42" style:family="text">
      <style:text-properties officeooo:rsid="00333a8e"/>
    </style:style>
    <style:style style:name="T43" style:family="text">
      <style:text-properties officeooo:rsid="00361edd"/>
    </style:style>
    <style:style style:name="T44" style:family="text">
      <style:text-properties fo:color="#d4d4d4" loext:opacity="100%"/>
    </style:style>
    <style:style style:name="T45" style:family="text">
      <style:text-properties fo:color="#d4d4d4" loext:opacity="100%" fo:font-style="normal" style:font-style-asian="normal" style:font-style-complex="normal"/>
    </style:style>
    <style:style style:name="T46" style:family="text">
      <style:text-properties fo:color="#d4d4d4" loext:opacity="100%" fo:font-style="normal" officeooo:rsid="003dc6c9" style:font-style-asian="normal" style:font-style-complex="normal"/>
    </style:style>
    <style:style style:name="T47" style:family="text">
      <style:text-properties fo:color="#d4d4d4" loext:opacity="100%" fo:font-size="12pt" fo:font-style="normal" officeooo:rsid="003dc6c9" style:font-size-asian="12pt" style:font-style-asian="normal" style:font-size-complex="12pt" style:font-style-complex="normal"/>
    </style:style>
    <style:style style:name="T48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49" style:family="text">
      <style:text-properties officeooo:rsid="003dc6c9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3dc6c9" style:font-style-asian="italic" style:font-style-complex="italic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3dc6c9" style:font-style-asian="normal" style:font-style-complex="normal"/>
    </style:style>
    <style:style style:name="T54" style:family="text">
      <style:text-properties fo:font-style="normal" officeooo:rsid="004ad7a2" style:font-style-asian="normal" style:font-style-complex="normal"/>
    </style:style>
    <style:style style:name="T55" style:family="text">
      <style:text-properties fo:font-style="normal" officeooo:rsid="0050d8f5" style:font-style-asian="normal" style:font-style-complex="normal"/>
    </style:style>
    <style:style style:name="T56" style:family="text">
      <style:text-properties fo:font-style="normal" officeooo:rsid="00530fbe" style:font-style-asian="normal" style:font-style-complex="normal"/>
    </style:style>
    <style:style style:name="T57" style:family="text">
      <style:text-properties fo:font-style="normal" officeooo:rsid="0054255d" style:font-style-asian="normal" style:font-style-complex="normal"/>
    </style:style>
    <style:style style:name="T58" style:family="text">
      <style:text-properties fo:font-style="normal" officeooo:rsid="00570a2e" style:font-style-asian="normal" style:font-style-complex="normal"/>
    </style:style>
    <style:style style:name="T59" style:family="text">
      <style:text-properties fo:font-style="normal" officeooo:rsid="005d3e89" style:font-style-asian="normal" style:font-style-complex="normal"/>
    </style:style>
    <style:style style:name="T60" style:family="text">
      <style:text-properties fo:font-style="normal" officeooo:rsid="0060d818" style:font-style-asian="normal" style:font-style-complex="normal"/>
    </style:style>
    <style:style style:name="T61" style:family="text">
      <style:text-properties officeooo:rsid="0041f15e"/>
    </style:style>
    <style:style style:name="T62" style:family="text">
      <style:text-properties officeooo:rsid="0042ba78"/>
    </style:style>
    <style:style style:name="T6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64" style:family="text">
      <style:text-properties officeooo:rsid="0041edce"/>
    </style:style>
    <style:style style:name="T65" style:family="text">
      <style:text-properties fo:font-size="12pt" officeooo:rsid="003dc6c9" style:font-size-asian="12pt" style:font-size-complex="12pt"/>
    </style:style>
    <style:style style:name="T66" style:family="text">
      <style:text-properties fo:font-size="12pt" fo:font-style="italic" officeooo:rsid="003dc6c9" style:font-size-asian="12pt" style:font-style-asian="italic" style:font-size-complex="12pt" style:font-style-complex="italic"/>
    </style:style>
    <style:style style:name="T67" style:family="text">
      <style:text-properties fo:font-size="12pt" fo:font-style="normal" officeooo:rsid="003dc6c9" style:font-size-asian="12pt" style:font-style-asian="normal" style:font-size-complex="12pt" style:font-style-complex="normal"/>
    </style:style>
    <style:style style:name="T68" style:family="text">
      <style:text-properties fo:font-size="12pt" fo:font-style="normal" fo:font-weight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officeooo:rsid="006f0c25"/>
    </style:style>
    <style:style style:name="T71" style:family="text">
      <style:text-properties officeooo:rsid="0073738c"/>
    </style:style>
    <style:style style:name="T72" style:family="text">
      <style:text-properties officeooo:rsid="00789102"/>
    </style:style>
    <style:style style:name="T73" style:family="text">
      <style:text-properties officeooo:rsid="007b0d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AJTGNGQ02fTakiFEe8aW_2sEW4MaIIedpZjPMiEVuPSaqlryc8KJk1AnMntrKodYBULKJR6V42GJrSaT</text:p>
      <text:p text:style-name="P1"><text:span text:style-name="T3">1-</text:span>A propos de cette formation (15 minutes</text:p>
      <text:p text:style-name="Standard"/>
      <text:p text:style-name="Standard"/>
      <text:p text:style-name="P4"><text:span text:style-name="T1">- </text:span>Ce que l'on va faire ensemble 😊</text:p>
      <text:p text:style-name="Standard"/>
      <text:p text:style-name="Standard">Les fonctionnalités importantes</text:p>
      <text:p text:style-name="Standard"/>
      <text:p text:style-name="Standard">- Catalogue</text:p>
      <text:p text:style-name="Standard">Gestion des produits</text:p>
      <text:p text:style-name="Standard">Gestion des catégories</text:p>
      <text:p text:style-name="Standard"/>
      <text:p text:style-name="Standard">- Utilisateurs </text:p>
      <text:p text:style-name="Standard">Gestion des users</text:p>
      <text:p text:style-name="Standard">Gestion des rôles</text:p>
      <text:p text:style-name="Standard">Authentification</text:p>
      <text:p text:style-name="Standard">Autorisations</text:p>
      <text:p text:style-name="Standard"/>
      <text:p text:style-name="Standard"/>
      <text:p text:style-name="Standard">- Commandes </text:p>
      <text:p text:style-name="Standard">Panier</text:p>
      <text:p text:style-name="Standard">Commande</text:p>
      <text:p text:style-name="Standard">Paiement stripe</text:p>
      <text:p text:style-name="Standard">Emails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2-</text:span>Rafraichissement : le PHP de nos jours (30 minutes)</text:p>
      <text:p text:style-name="P1"/>
      <text:p text:style-name="P4">- L'autoloading (chargement automatique des classes)</text:p>
      <text:p text:style-name="Standard"/>
      <text:p text:style-name="Standard">- <text:span text:style-name="T4">créer un projet MODERN-PHP</text:span></text:p>
      <text:p text:style-name="Standard">- <text:span text:style-name="T4">créer un fichier index,php avec le contenu ⇒</text:span></text:p>
      <text:p text:style-name="P12">&lt;?php</text:p>
      <text:p text:style-name="P21"/>
      <text:p text:style-name="P7"><text:span text:style-name="T5">spl_autoload_register</text:span>(<text:span text:style-name="T9">function</text:span> (<text:span text:style-name="T16">$className</text:span>) {</text:p>
      <text:p text:style-name="P7"><text:span text:style-name="T16">$className</text:span> = <text:span text:style-name="T5">str_replace</text:span>(<text:span text:style-name="T21">"App"</text:span>, <text:span text:style-name="T21">"classes"</text:span>, <text:span text:style-name="T16">$className</text:span>);</text:p>
      <text:p text:style-name="P7"><text:span text:style-name="T16">$className</text:span> = <text:span text:style-name="T5">str_replace</text:span>(<text:span text:style-name="T21">"</text:span><text:span text:style-name="T24">\\</text:span><text:span text:style-name="T21">"</text:span>, <text:span text:style-name="T21">"/"</text:span>, <text:span text:style-name="T16">$className</text:span>);</text:p>
      <text:p text:style-name="P7"><text:span text:style-name="T16">$className</text:span> .= <text:span text:style-name="T21">'.php'</text:span>;</text:p>
      <text:p text:style-name="P7"><text:span text:style-name="T25">require_once</text:span> <text:span text:style-name="T16">$className</text:span>;</text:p>
      <text:p text:style-name="P7">});</text:p>
      <text:p text:style-name="P18">//require 'classes/Calcul.php';</text:p>
      <text:p text:style-name="P21"/>
      <text:p text:style-name="P7"><text:span text:style-name="T16">$instance</text:span> = <text:span text:style-name="T9">new</text:span> App\<text:span text:style-name="T26">Calcul</text:span>();</text:p>
      <text:p text:style-name="P21"/>
      <text:p text:style-name="P7"><text:span text:style-name="T16">$resultat</text:span> = <text:span text:style-name="T16">$instance</text:span>-&gt;<text:span text:style-name="T5">addtionner</text:span>(<text:span text:style-name="T30">10</text:span>, <text:span text:style-name="T30">20</text:span>);</text:p>
      <text:p text:style-name="P21"/>
      <text:p text:style-name="P7"><text:soft-page-break/><text:span text:style-name="T5">var_dump</text:span>(<text:span text:style-name="T16">$resultat</text:span>);</text:p>
      <text:p text:style-name="P21"/>
      <text:p text:style-name="P7"><text:span text:style-name="T5">echo</text:span> <text:span text:style-name="T21">"Hello world!"</text:span>;</text:p>
      <text:p text:style-name="P7"/>
      <text:p text:style-name="Standard"/>
      <text:p text:style-name="Standard">- <text:span text:style-name="T4">le contenu de fichier classes/Calcul,php avec ce contenu ⇒</text:span></text:p>
      <text:p text:style-name="P12">&lt;?php</text:p>
      <text:p text:style-name="P21"/>
      <text:p text:style-name="P7"><text:span text:style-name="T9">namespace</text:span> <text:span text:style-name="T26">App</text:span>;</text:p>
      <text:p text:style-name="P21"/>
      <text:p text:style-name="P7"><text:span text:style-name="T9">class</text:span> <text:span text:style-name="T26">Calcul</text:span></text:p>
      <text:p text:style-name="P7">{</text:p>
      <text:p text:style-name="P21"/>
      <text:p text:style-name="P7"><text:span text:style-name="T9">public</text:span> <text:span text:style-name="T9">function</text:span> <text:span text:style-name="T5">addtionner</text:span>(<text:span text:style-name="T9">int</text:span> <text:span text:style-name="T16">$a</text:span>, <text:span text:style-name="T9">int</text:span> <text:span text:style-name="T16">$b</text:span>): <text:span text:style-name="T9">int</text:span></text:p>
      <text:p text:style-name="P7">{</text:p>
      <text:p text:style-name="P7"><text:span text:style-name="T25">return</text:span> <text:span text:style-name="T16">$a</text:span> + <text:span text:style-name="T16">$b</text:span>;</text:p>
      <text:p text:style-name="P7">}</text:p>
      <text:p text:style-name="P7">}</text:p>
      <text:p text:style-name="P7"/>
      <text:p text:style-name="Standard"/>
      <text:p text:style-name="P25"/>
      <text:p text:style-name="P5">- Composer et l'autoloading</text:p>
      <text:p text:style-name="Standard"/>
      <text:p text:style-name="Standard">- <text:span text:style-name="T31">taper ça sur le terminal ⇒</text:span></text:p>
      <text:p text:style-name="Standard">composer init</text:p>
      <text:p text:style-name="P24">- le contenu de fichier composer,json ⇒</text:p>
      <text:p text:style-name="P8">{</text:p>
      <text:p text:style-name="P7"><text:span text:style-name="T16">"name"</text:span>: <text:span text:style-name="T21">"amine/modern-php"</text:span>,</text:p>
      <text:p text:style-name="P7"><text:span text:style-name="T16">"autoload"</text:span>: {</text:p>
      <text:p text:style-name="P7"><text:span text:style-name="T16">"psr-4"</text:span>: {</text:p>
      <text:p text:style-name="P7"><text:span text:style-name="T16">"App</text:span><text:span text:style-name="T24">\\</text:span><text:span text:style-name="T16">"</text:span>: <text:span text:style-name="T21">"src/"</text:span></text:p>
      <text:p text:style-name="P7">}</text:p>
      <text:p text:style-name="P7">},</text:p>
      <text:p text:style-name="P7"><text:span text:style-name="T16">"authors"</text:span>: [</text:p>
      <text:p text:style-name="P7">{</text:p>
      <text:p text:style-name="P7"><text:span text:style-name="T16">"name"</text:span>: <text:span text:style-name="T21">"MOSLAH"</text:span>,</text:p>
      <text:p text:style-name="P7"><text:span text:style-name="T16">"email"</text:span>: <text:span text:style-name="T21">"mohamed.amine.moslah@gmail.com"</text:span></text:p>
      <text:p text:style-name="P7">}</text:p>
      <text:p text:style-name="P7">],</text:p>
      <text:p text:style-name="P7"><text:span text:style-name="T16">"require"</text:span>: {}</text:p>
      <text:p text:style-name="P7">}</text:p>
      <text:p text:style-name="P24">- <text:span text:style-name="T32">tapez sur le terminal ⇒</text:span></text:p>
      <text:p text:style-name="P23">composer dump-autoload</text:p>
      <text:p text:style-name="P24">- <text:span text:style-name="T32">le contenu de fichier index,phps</text:span></text:p>
      <text:p text:style-name="P13">&lt;?php</text:p>
      <text:p text:style-name="P22"/>
      <text:p text:style-name="P7"><text:span text:style-name="T25">require</text:span> <text:span text:style-name="T21">"vendor/autoload.php"</text:span>;</text:p>
      <text:p text:style-name="P7"><text:span text:style-name="T16">$instance</text:span> = <text:span text:style-name="T9">new</text:span> App\<text:span text:style-name="T26">Calcul</text:span>();</text:p>
      <text:p text:style-name="P21"/>
      <text:p text:style-name="P7"><text:span text:style-name="T16">$resultat</text:span> = <text:span text:style-name="T16">$instance</text:span>-&gt;<text:span text:style-name="T5">addtionner</text:span>(<text:span text:style-name="T30">10</text:span>, <text:span text:style-name="T30">20</text:span>);</text:p>
      <text:p text:style-name="P21"><text:soft-page-break/></text:p>
      <text:p text:style-name="P7"><text:span text:style-name="T5">var_dump</text:span>(<text:span text:style-name="T16">$resultat</text:span>);</text:p>
      <text:p text:style-name="P21"/>
      <text:p text:style-name="P7"><text:span text:style-name="T5">echo</text:span> <text:span text:style-name="T21">"Hello world!"</text:span>;</text:p>
      <text:p text:style-name="P7"/>
      <text:p text:style-name="P24"/>
      <text:p text:style-name="P24"/>
      <text:p text:style-name="P24"/>
      <text:p text:style-name="P4">📖 Composer et les bibliothèques tierces</text:p>
      <text:p text:style-name="P4"/>
      <text:p text:style-name="P4"/>
      <text:p text:style-name="P4">Installer des bibliothèques tierces avec Composer</text:p>
      <text:p text:style-name="P26">- <text:span text:style-name="T33">Pour installer la bibliothèque <text:s/>nesbot/carbon <text:s/>, tapez sur le terminal ⇒</text:span></text:p>
      <text:p text:style-name="P26">composer require nesbot/carbon</text:p>
      <text:p text:style-name="P26">- <text:span text:style-name="T33">ajouter ce code dans le fichier index,php ⇒</text:span></text:p>
      <text:p text:style-name="P9"><text:span text:style-name="T9">use</text:span> Carbon\<text:span text:style-name="T26">Carbon</text:span>;</text:p>
      <text:p text:style-name="P7"/>
      <text:p text:style-name="P26"/>
      <text:p text:style-name="P7"><text:span text:style-name="T16">$instance</text:span> = <text:span text:style-name="T9">new</text:span> App\<text:span text:style-name="T26">Calcul</text:span>();</text:p>
      <text:p text:style-name="P21"/>
      <text:p text:style-name="P7"><text:span text:style-name="T16">$aujourdhui</text:span> = <text:span text:style-name="T26">Carbon</text:span>::<text:span text:style-name="T5">now</text:span>();</text:p>
      <text:p text:style-name="P26"/>
      <text:p text:style-name="P26"/>
      <text:p text:style-name="P26"/>
      <text:p text:style-name="P6">Les commandes du développement moderne avec PHP</text:p>
      <text:p text:style-name="P26"><text:a xlink:type="simple" xlink:href="https://cheatography.com/liorchamla/cheat-sheets/les-commandes-php-et-composer-a-connaitre/" text:style-name="Internet_20_link" text:visited-style-name="Visited_20_Internet_20_Link">https://cheatography.com/liorchamla/cheat-sheets/les-commandes-php-et-composer-a-connaitre/</text:a></text:p>
      <text:p text:style-name="P26"/>
      <text:p text:style-name="P26"/>
      <text:p text:style-name="P26"/>
      <text:p text:style-name="P2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"><text:span text:style-name="T34">3) </text:span>Présentation du framework Symfony (20 minutes)</text:p>
      <text:h text:style-name="P38" text:outline-level="1">Créons notre application Symfony 5.1 !</text:h>
      <text:p text:style-name="Standard">- <text:span text:style-name="T35">sur le terminal tapez cette commande pour installer symfony ⇒</text:span></text:p>
      <text:p text:style-name="Standard">symfony new cours-ecommerce –version=5.1</text:p>
      <text:p text:style-name="Standard"/>
      <text:p text:style-name="P4"/>
      <text:p text:style-name="Standard">- <text:span text:style-name="T36">lien util ⇒<text:line-break/></text:span><text:a xlink:type="simple" xlink:href="https://symfony.com/doc/current/setup/symfony_server.html#enabling-tls" text:style-name="Internet_20_link" text:visited-style-name="Visited_20_Internet_20_Link"><text:span text:style-name="T36">https://symfony.com/doc/current/setup/symfony_server.html#enabling-tls</text:span></text:a></text:p>
      <text:p text:style-name="Standard">- <text:span text:style-name="T36">enabling tls , tapez sur <text:s/>le terminal cette commende ⇒</text:span></text:p>
      <text:p text:style-name="P39"><text:span text:style-name="Source_20_Text"><text:span text:style-name="T37">symfony server:ca:install</text:span></text:span></text:p>
      <text:p text:style-name="Text_20_body">- <text:span text:style-name="T40">pour lancer le serveur, tapez ⇒</text:span></text:p>
      <text:p text:style-name="Text_20_body"><text:soft-page-break/>symfony serve</text:p>
      <text:p text:style-name="Text_20_body"/>
      <text:p text:style-name="Text_20_body"/>
      <text:p text:style-name="Text_20_body"/>
      <text:p text:style-name="Text_20_body"/>
      <text:p text:style-name="Standard"><text:span text:style-name="T38">📖 </text:span><text:span text:style-name="T39">Les commandes à connaître quand on débute avec la CLI de Symfony</text:span></text:p>
      <text:p text:style-name="Standard">- <text:a xlink:type="simple" xlink:href="https://cheatography.com/liorchamla/cheat-sheets/les-commandes-de-cli-symfony/" text:style-name="Internet_20_link" text:visited-style-name="Visited_20_Internet_20_Link">https://cheatography.com/liorchamla/cheat-sheets/les-commandes-de-cli-symfony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41">4) </text:span>Les bases de Symfony : HttpFoundation et Routing (45 minutes)</text:p>
      <text:p text:style-name="P1"/>
      <text:h text:style-name="P40" text:outline-level="1">Premières pages : les Routes et les Controllers</text:h>
      <text:p text:style-name="P31">- <text:span text:style-name="T42">Dans le fichiers config/routes,yaml , ajouter ce code ⇒</text:span></text:p>
      <text:p text:style-name="P52"><text:span text:style-name="T9">index</text:span>:</text:p>
      <text:p text:style-name="P51"><text:span text:style-name="T9">path</text:span>: <text:span text:style-name="T21">/</text:span></text:p>
      <text:p text:style-name="P51"><text:span text:style-name="T9">controller</text:span>: <text:span text:style-name="T21">App\Controller\TestController::index</text:span></text:p>
      <text:p text:style-name="P21"/>
      <text:p text:style-name="P51"><text:span text:style-name="T9">test</text:span>:</text:p>
      <text:p text:style-name="P51"><text:span text:style-name="T9">path</text:span>: <text:span text:style-name="T21">/test</text:span></text:p>
      <text:p text:style-name="P51"><text:span text:style-name="T9">controller</text:span>: <text:span text:style-name="T21">App\Controller\TestController::test</text:span></text:p>
      <text:p text:style-name="P51"/>
      <text:p text:style-name="P31">- <text:span text:style-name="T43">Créer ce fichier src/Controller/TestController,php , avec ce code ===&gt;</text:span></text:p>
      <text:p text:style-name="P14">&lt;?php</text:p>
      <text:p text:style-name="P21"/>
      <text:p text:style-name="P51"><text:span text:style-name="T9">namespace</text:span><text:span text:style-name="T44"> </text:span><text:span text:style-name="T26">App\Controller</text:span><text:span text:style-name="T44">;</text:span></text:p>
      <text:p text:style-name="P21"/>
      <text:p text:style-name="P51"><text:span text:style-name="T9">class</text:span><text:span text:style-name="T44"> </text:span><text:span text:style-name="T26">TestController</text:span><text:span text:style-name="T44"> </text:span></text:p>
      <text:p text:style-name="P10">{</text:p>
      <text:p text:style-name="P51"><text:span text:style-name="T9">public</text:span><text:span text:style-name="T44"> </text:span><text:span text:style-name="T9">function</text:span><text:span text:style-name="T44"> </text:span><text:span text:style-name="T5">index</text:span><text:span text:style-name="T44">(){</text:span></text:p>
      <text:p text:style-name="P51"><text:span text:style-name="T5">dd</text:span><text:span text:style-name="T44">(</text:span><text:span text:style-name="T21">"ça fonctionne"</text:span><text:span text:style-name="T44">);</text:span></text:p>
      <text:p text:style-name="P10">}</text:p>
      <text:p text:style-name="P21"/>
      <text:p text:style-name="P51"><text:span text:style-name="T9">public</text:span><text:span text:style-name="T44"> </text:span><text:span text:style-name="T9">function</text:span><text:span text:style-name="T44"> </text:span><text:span text:style-name="T5">test</text:span><text:span text:style-name="T44">(){</text:span></text:p>
      <text:p text:style-name="P51"><text:soft-page-break/><text:span text:style-name="T5">dd</text:span><text:span text:style-name="T44">(</text:span><text:span text:style-name="T21">"Page test"</text:span><text:span text:style-name="T44">);</text:span></text:p>
      <text:p text:style-name="P10">}</text:p>
      <text:p text:style-name="P10">}</text:p>
      <text:p text:style-name="P31"/>
      <text:h text:style-name="P40" text:outline-level="1">HttpFoundation : Requête et Réponse HTTP !</text:h>
      <text:p text:style-name="P31">- Package : symfony/http-foundation : Offre une couche d'objets pour manipuler la Requête et la Réponse HTTP</text:p>
      <text:p text:style-name="P31">- <text:span text:style-name="T49">dans le fichier </text:span><text:span text:style-name="T51">src</text:span><text:span text:style-name="T53">/controller/TestController.php , ajouter ce code dans la fonction test ⇒</text:span></text:p>
      <text:p text:style-name="P52"><text:span text:style-name="T11">public</text:span><text:span text:style-name="T46"> </text:span><text:span text:style-name="T11">function</text:span><text:span text:style-name="T46"> </text:span><text:span text:style-name="T6">test</text:span><text:span text:style-name="T46">(</text:span><text:span text:style-name="T27">Request</text:span><text:span text:style-name="T46"> </text:span><text:span text:style-name="T18">$request</text:span><text:span text:style-name="T46">)</text:span></text:p>
      <text:p text:style-name="P10">{</text:p>
      <text:p text:style-name="P51"><text:span text:style-name="T16">$age</text:span><text:span text:style-name="T44"> = </text:span><text:span text:style-name="T16">$request</text:span><text:span text:style-name="T44">-&gt;</text:span><text:span text:style-name="T16">query</text:span><text:span text:style-name="T44">-&gt;</text:span><text:span text:style-name="T5">get</text:span><text:span text:style-name="T44">(</text:span><text:span text:style-name="T21">'age'</text:span><text:span text:style-name="T44">, </text:span><text:span text:style-name="T30">0</text:span><text:span text:style-name="T44">);</text:span></text:p>
      <text:p text:style-name="P21"/>
      <text:p text:style-name="P51"><text:span text:style-name="T25">return</text:span><text:span text:style-name="T44"> </text:span><text:span text:style-name="T9">new</text:span><text:span text:style-name="T44"> </text:span><text:span text:style-name="T26">Response</text:span><text:span text:style-name="T44">(</text:span><text:span text:style-name="T21">"Vous avez </text:span><text:span text:style-name="T16">$age</text:span><text:span text:style-name="T21"> ans!"</text:span><text:span text:style-name="T44">);</text:span></text:p>
      <text:p text:style-name="P10">}</text:p>
      <text:p text:style-name="P10">}</text:p>
      <text:p text:style-name="P51"/>
      <text:h text:style-name="P42" text:outline-level="1">Routes paramétrables : valeurs par défaut et contraintes</text:h>
      <text:p text:style-name="Text_20_body"><text:span text:style-name="T64">- </text:span><text:span text:style-name="T62">D</text:span><text:span text:style-name="T61">ans le </text:span><text:span text:style-name="T62">fichier config/routes,yaml , ajouter ce code ⇒<text:line-break/></text:span><text:span text:style-name="T13">test</text:span><text:span text:style-name="T63">:</text:span></text:p>
      <text:p text:style-name="P51"><text:span text:style-name="T9">path</text:span>: <text:span text:style-name="T21">/test/{age&lt;\d+&gt;?0}</text:span></text:p>
      <text:p text:style-name="P51"><text:span text:style-name="T9">controller</text:span>: <text:span text:style-name="T21">App\Controller\TestController::test</text:span></text:p>
      <text:p text:style-name="P19"># defaults:</text:p>
      <text:p text:style-name="P19"># age: 0</text:p>
      <text:p text:style-name="P19"># requirements:</text:p>
      <text:p text:style-name="P19"># age: \d+</text:p>
      <text:p text:style-name="P59"/>
      <text:p text:style-name="P60">- <text:span text:style-name="T65">dans le fichier </text:span><text:span text:style-name="T66">src</text:span><text:span text:style-name="T67">/controller/TestController.php , ajouter ce code dans la fonction test ⇒</text:span></text:p>
      <text:p text:style-name="P53"><text:span text:style-name="T14">public</text:span><text:span text:style-name="T47"> </text:span><text:span text:style-name="T14">function</text:span><text:span text:style-name="T47"> </text:span><text:span text:style-name="T7">test</text:span><text:span text:style-name="T47">(</text:span><text:span text:style-name="T28">Request</text:span><text:span text:style-name="T47"> </text:span><text:span text:style-name="T19">$request</text:span><text:span text:style-name="T47">, </text:span><text:span text:style-name="T19">$age</text:span><text:span text:style-name="T47">)</text:span></text:p>
      <text:p text:style-name="P10">{</text:p>
      <text:p text:style-name="P21"/>
      <text:p text:style-name="P19">//$age = $request-&gt;attributes-&gt;get('age');</text:p>
      <text:p text:style-name="P21"/>
      <text:p text:style-name="P51"><text:span text:style-name="T25">return</text:span><text:span text:style-name="T44"> </text:span><text:span text:style-name="T9">new</text:span><text:span text:style-name="T44"> </text:span><text:span text:style-name="T26">Response</text:span><text:span text:style-name="T44">(</text:span><text:span text:style-name="T21">"Vous avez </text:span><text:span text:style-name="T16">$age</text:span><text:span text:style-name="T21"> ans!"</text:span><text:span text:style-name="T44">);</text:span></text:p>
      <text:p text:style-name="P10">}</text:p>
      <text:p text:style-name="P32"/>
      <text:p text:style-name="P32"/>
      <text:p text:style-name="P43">Contraintes de Routes</text:p>
      <text:p text:style-name="P49"><text:span text:style-name="T52">- </text:span><text:span text:style-name="T68">on peux modifier les informations sur les routes on modifiant le fichier config/routes,yaml ⇒</text:span></text:p>
      <text:p text:style-name="P54"><text:span text:style-name="T15">methods</text:span><text:span text:style-name="T69">: [</text:span><text:span text:style-name="T22">GET</text:span><text:span text:style-name="T69">, </text:span><text:span text:style-name="T22">POST</text:span><text:span text:style-name="T69">]</text:span></text:p>
      <text:p text:style-name="P51"><text:span text:style-name="T9">host</text:span>: <text:span text:style-name="T21">localhost</text:span></text:p>
      <text:p text:style-name="P51"><text:span text:style-name="T9">schemes</text:span>: [<text:span text:style-name="T21">https</text:span>, <text:span text:style-name="T21">http</text:span>]</text:p>
      <text:p text:style-name="P33"><text:soft-page-break/></text:p>
      <text:p text:style-name="P44">Configuration des Routes et fichiers YAML</text:p>
      <text:p text:style-name="P27"><text:span text:style-name="T54">- </text:span><text:span text:style-name="T55">pour configurer les routes vous pouvez créer <text:s/>des fichiers dans le dossier config , exemple config/test,yaml avec ce contenu ⇒</text:span></text:p>
      <text:p text:style-name="P55"><text:span text:style-name="T12">index</text:span><text:span text:style-name="T55">:</text:span></text:p>
      <text:p text:style-name="P51"><text:span text:style-name="T9">path</text:span>: <text:span text:style-name="T21">/</text:span></text:p>
      <text:p text:style-name="P51"><text:span text:style-name="T9">controller</text:span>: <text:span text:style-name="T21">App\Controller\TestController::index</text:span></text:p>
      <text:p text:style-name="P21"/>
      <text:p text:style-name="P51"><text:span text:style-name="T9">test</text:span>:</text:p>
      <text:p text:style-name="P51"><text:span text:style-name="T9">path</text:span>: <text:span text:style-name="T21">/test/{age&lt;\d+&gt;?0}</text:span></text:p>
      <text:p text:style-name="P51"><text:span text:style-name="T9">controller</text:span>: <text:span text:style-name="T21">App\Controller\TestController::test</text:span></text:p>
      <text:p text:style-name="P51"><text:span text:style-name="T9">methods</text:span>: [<text:span text:style-name="T21">GET</text:span>, <text:span text:style-name="T21">POST</text:span>]</text:p>
      <text:p text:style-name="P51"><text:span text:style-name="T9">host</text:span>: <text:span text:style-name="T21">localhost</text:span></text:p>
      <text:p text:style-name="P51"><text:span text:style-name="T9">schemes</text:span>: [<text:span text:style-name="T21">https</text:span>, <text:span text:style-name="T21">http</text:span>]</text:p>
      <text:p text:style-name="P19"># defaults:</text:p>
      <text:p text:style-name="P19"># age: 0</text:p>
      <text:p text:style-name="P19"># requirements:</text:p>
      <text:p text:style-name="P19"># age: \d+</text:p>
      <text:p text:style-name="P51"/>
      <text:p text:style-name="P34"/>
      <text:p text:style-name="P34"/>
      <text:p text:style-name="P45">Configurer les routes sous forme d'Annotations (@Route)</text:p>
      <text:p text:style-name="P28"><text:span text:style-name="T55">- o</text:span><text:span text:style-name="T52">n peux configurer les routes sous forme d’annotations de cette façon, en ajoutant ce code dans le fichier src/Controller/</text:span><text:span text:style-name="T56">TestController,php </text:span><text:span text:style-name="T58">avant la fonction test()</text:span><text:span text:style-name="T56"> </text:span><text:span text:style-name="T57">⇒</text:span></text:p>
      <text:p text:style-name="P20">/**</text:p>
      <text:p text:style-name="P19">* @Route("/test/{age&lt;\d+&gt;?0}", name="test", methods={"GET", "POST"}, host="localhost", schemes={"http","https"} )</text:p>
      <text:p text:style-name="P19">*/</text:p>
      <text:p text:style-name="P35"/>
      <text:p text:style-name="P35"/>
      <text:p text:style-name="P35"/>
      <text:p text:style-name="P46">Symfony Flex : booster Composer et le rendre Surpuissant !</text:p>
      <text:p text:style-name="P29"><text:span text:style-name="T59">- </text:span><text:span text:style-name="T60">ajouter annotations ⇒ composer require annotations</text:span></text:p>
      <text:p text:style-name="P36"/>
      <text:p text:style-name="P47">Routes, Controllers, HttpFoundation : Récapitulatif</text:p>
      <text:p text:style-name="P47">Exercice : créez une page Hello World</text:p>
      <text:p text:style-name="P37">- créer un fichier php avec ce contenu src/Controller/HelloController,php , avec ce code ⇒</text:p>
      <text:p text:style-name="P17">&lt;?php</text:p>
      <text:p text:style-name="P21"/>
      <text:p text:style-name="P51"><text:soft-page-break/><text:span text:style-name="T9">namespace</text:span><text:span text:style-name="T44"> </text:span><text:span text:style-name="T26">App\Controller</text:span><text:span text:style-name="T44">;</text:span></text:p>
      <text:p text:style-name="P21"/>
      <text:p text:style-name="P51"><text:span text:style-name="T9">use</text:span><text:span text:style-name="T44"> Symfony\Component\HttpFoundation\</text:span><text:span text:style-name="T26">Request</text:span><text:span text:style-name="T44">;</text:span></text:p>
      <text:p text:style-name="P51"><text:span text:style-name="T9">use</text:span><text:span text:style-name="T44"> Symfony\Component\HttpFoundation\</text:span><text:span text:style-name="T26">Response</text:span><text:span text:style-name="T44">;</text:span></text:p>
      <text:p text:style-name="P51"><text:span text:style-name="T9">use</text:span><text:span text:style-name="T44"> Symfony\Component\Routing\Annotation\</text:span><text:span text:style-name="T26">Route</text:span><text:span text:style-name="T44">;</text:span></text:p>
      <text:p text:style-name="P21"/>
      <text:p text:style-name="P51"><text:span text:style-name="T9">class</text:span><text:span text:style-name="T44"> </text:span><text:span text:style-name="T26">HelloController</text:span></text:p>
      <text:p text:style-name="P10">{</text:p>
      <text:p text:style-name="P19">/**</text:p>
      <text:p text:style-name="P19">* @Route("/hello/{name?World}", name="hello")</text:p>
      <text:p text:style-name="P19">*/</text:p>
      <text:p text:style-name="P51"><text:span text:style-name="T9">public</text:span><text:span text:style-name="T44"> </text:span><text:span text:style-name="T9">function</text:span><text:span text:style-name="T44"> </text:span><text:span text:style-name="T5">hello</text:span><text:span text:style-name="T44">(</text:span><text:span text:style-name="T16">$name</text:span><text:span text:style-name="T44">){</text:span></text:p>
      <text:p text:style-name="P51"><text:span text:style-name="T25">return</text:span><text:span text:style-name="T44"> </text:span><text:span text:style-name="T9">new</text:span><text:span text:style-name="T44"> </text:span><text:span text:style-name="T26">Response</text:span><text:span text:style-name="T44">(</text:span><text:span text:style-name="T21">"Hello </text:span><text:span text:style-name="T16">$name</text:span><text:span text:style-name="T21">"</text:span><text:span text:style-name="T44">);</text:span></text:p>
      <text:p text:style-name="P10">}</text:p>
      <text:p text:style-name="P10">}</text:p>
      <text:p text:style-name="P21"/>
      <text:p text:style-name="P15">?&gt;</text:p>
      <text:p text:style-name="P37"/>
      <text:p text:style-name="P37"/>
      <text:p text:style-name="P37"/>
      <text:p text:style-name="P48">Fiche de révision : Routing, Controller et HttpFoundation</text:p>
      <text:p text:style-name="Standard"><text:a xlink:type="simple" xlink:href="https://cheatography.com/liorchamla/cheat-sheets/bases-de-symfony/" text:style-name="Internet_20_link" text:visited-style-name="Visited_20_Internet_20_Link">https://cheatography.com/liorchamla/cheat-sheets/bases-de-symfony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70">5) </text:span>Les bases de Symfony : Le container de services (50 minutes)</text:p>
      <text:p text:style-name="P50">Introduction au container de services de Symfony</text:p>
      <text:p text:style-name="P61">utiliser le service LoggerInterface pour écrire dans le log, dans le class src/Controller/HelloController,php , ajouter ce code ===&gt;</text:p>
      <text:p text:style-name="P56"><text:span text:style-name="T9">protected</text:span><text:span text:style-name="T44"> </text:span><text:span text:style-name="T16">$logger</text:span><text:span text:style-name="T44">;</text:span></text:p>
      <text:p text:style-name="P51"><text:span text:style-name="T9">public</text:span><text:span text:style-name="T44"> </text:span><text:span text:style-name="T9">function</text:span><text:span text:style-name="T44"> </text:span><text:span text:style-name="T5">__construct</text:span><text:span text:style-name="T44">(</text:span><text:span text:style-name="T26">LoggerInterface</text:span><text:span text:style-name="T44"> </text:span><text:span text:style-name="T16">$logger</text:span><text:span text:style-name="T44">)</text:span></text:p>
      <text:p text:style-name="P10">{</text:p>
      <text:p text:style-name="P51"><text:span text:style-name="T9">$this</text:span><text:span text:style-name="T44">-&gt;</text:span><text:span text:style-name="T16">logger</text:span><text:span text:style-name="T44"> = </text:span><text:span text:style-name="T16">$logger</text:span><text:span text:style-name="T44">; </text:span></text:p>
      <text:p text:style-name="P10">}</text:p>
      <text:p text:style-name="P63"><text:span text:style-name="T71">ou bien dans la fonction hello utiliser LoggerInterface de cette façon ⇒<text:line-break/></text:span><text:span text:style-name="T13">public</text:span><text:span text:style-name="T48"> </text:span><text:span text:style-name="T13">function</text:span><text:span text:style-name="T48"> </text:span><text:span text:style-name="T8">hello</text:span><text:span text:style-name="T48">(</text:span><text:span text:style-name="T20">$name</text:span><text:span text:style-name="T48">, </text:span><text:span text:style-name="T29">LoggerInterface</text:span><text:span text:style-name="T48"> </text:span><text:span text:style-name="T20">$logger</text:span><text:span text:style-name="T48">){</text:span></text:p>
      <text:p text:style-name="P11"/>
      <text:p text:style-name="P58"/>
      <text:p text:style-name="P64">et aprés l’utilisation de la logger de cette façon ⇒ <text:span text:style-name="T13">$this</text:span><text:span text:style-name="T48">-&gt;</text:span><text:span text:style-name="T20">logger</text:span><text:span text:style-name="T48">-&gt;</text:span><text:span text:style-name="T8">error</text:span><text:span text:style-name="T48">(</text:span><text:span text:style-name="T23">"Mon message de log !"</text:span><text:span text:style-name="T48">)</text:span></text:p>
      <text:h text:style-name="P41" text:outline-level="1"><text:soft-page-break/>Créez vos propres services !</text:h>
      <text:p text:style-name="P62">- <text:span text:style-name="T72">créer le dossier Taxes avec le fichier Calculator,php dans src , le contenu de src/Taxes/Calculator,php ⇒</text:span></text:p>
      <text:p text:style-name="P16">&lt;?php</text:p>
      <text:p text:style-name="P21"/>
      <text:p text:style-name="P51"><text:span text:style-name="T9">namespace</text:span><text:span text:style-name="T44"> </text:span><text:span text:style-name="T26">App\Taxes</text:span><text:span text:style-name="T44">;</text:span></text:p>
      <text:p text:style-name="P21"/>
      <text:p text:style-name="P51"><text:span text:style-name="T9">class</text:span><text:span text:style-name="T44"> </text:span><text:span text:style-name="T26">Calculator</text:span><text:span text:style-name="T44"> </text:span></text:p>
      <text:p text:style-name="P10">{</text:p>
      <text:p text:style-name="P51"><text:span text:style-name="T9">public</text:span><text:span text:style-name="T44"> </text:span><text:span text:style-name="T9">function</text:span><text:span text:style-name="T44"> </text:span><text:span text:style-name="T5">calcul</text:span><text:span text:style-name="T44">(</text:span><text:span text:style-name="T9">float</text:span><text:span text:style-name="T44"> </text:span><text:span text:style-name="T16">$prix</text:span><text:span text:style-name="T44">){</text:span></text:p>
      <text:p text:style-name="P51"><text:span text:style-name="T25">return</text:span><text:span text:style-name="T44"> </text:span><text:span text:style-name="T16">$prix</text:span><text:span text:style-name="T44"> * (</text:span><text:span text:style-name="T30">20</text:span><text:span text:style-name="T44"> / </text:span><text:span text:style-name="T30">100</text:span><text:span text:style-name="T44">);</text:span></text:p>
      <text:p text:style-name="P10">}</text:p>
      <text:p text:style-name="P10">}</text:p>
      <text:p text:style-name="P62"/>
      <text:p text:style-name="P62">- <text:span text:style-name="T73">maintenant on peut uttiliser le service Calculator par tout dans le projet , exemple dans Le controller src/Controller/TestController,php ⇒</text:span></text:p>
      <text:p text:style-name="P57"><text:span text:style-name="T9">protected</text:span><text:span text:style-name="T44"> </text:span><text:span text:style-name="T16">$calculator</text:span><text:span text:style-name="T44">;</text:span></text:p>
      <text:p text:style-name="P51"><text:span text:style-name="T9">public</text:span><text:span text:style-name="T44"> </text:span><text:span text:style-name="T9">function</text:span><text:span text:style-name="T44"> </text:span><text:span text:style-name="T5">__construct</text:span><text:span text:style-name="T44">(</text:span><text:span text:style-name="T26">Calculator</text:span><text:span text:style-name="T44"> </text:span><text:span text:style-name="T16">$calculator</text:span><text:span text:style-name="T44">)</text:span></text:p>
      <text:p text:style-name="P10">{</text:p>
      <text:p text:style-name="P51"><text:span text:style-name="T9">$this</text:span><text:span text:style-name="T44">-&gt;</text:span><text:span text:style-name="T16">calculator</text:span><text:span text:style-name="T44"> = </text:span><text:span text:style-name="T16">$calculator</text:span><text:span text:style-name="T44">;</text:span></text:p>
      <text:p text:style-name="P10">}</text:p>
      <text:p text:style-name="P19">/**</text:p>
      <text:p text:style-name="P19">* @Route("/test", name="index")</text:p>
      <text:p text:style-name="P19">*/</text:p>
      <text:p text:style-name="P51"><text:span text:style-name="T9">public</text:span><text:span text:style-name="T44"> </text:span><text:span text:style-name="T9">function</text:span><text:span text:style-name="T44"> </text:span><text:span text:style-name="T5">index</text:span><text:span text:style-name="T44">()</text:span></text:p>
      <text:p text:style-name="P10">{</text:p>
      <text:p text:style-name="P51"><text:span text:style-name="T16">$tva</text:span><text:span text:style-name="T44"> = </text:span><text:span text:style-name="T9">$this</text:span><text:span text:style-name="T44">-&gt;</text:span><text:span text:style-name="T16">calculator</text:span><text:span text:style-name="T44">-&gt;</text:span><text:span text:style-name="T5">calcul</text:span><text:span text:style-name="T44">(</text:span><text:span text:style-name="T30">100</text:span><text:span text:style-name="T44">);</text:span></text:p>
      <text:p text:style-name="P51"><text:span text:style-name="T5">dump</text:span><text:span text:style-name="T44">(</text:span><text:span text:style-name="T16">$tva</text:span><text:span text:style-name="T44">);</text:span></text:p>
      <text:p text:style-name="P51"><text:span text:style-name="T5">dd</text:span><text:span text:style-name="T44">(</text:span><text:span text:style-name="T21">"ça fonctionne"</text:span><text:span text:style-name="T44">);</text:span></text:p>
      <text:p text:style-name="P10">}</text:p>
      <text:p text:style-name="P62"/>
      <text:p text:style-name="P62"/>
      <text:p text:style-name="P66">Comprendre le Container de Services de Symfony</text:p>
      <text:p text:style-name="P66"><text:a xlink:type="simple" xlink:href="https://symfony.com/doc/current/service_container.html" text:style-name="Internet_20_link" text:visited-style-name="Visited_20_Internet_20_Link">https://symfony.com/doc/current/service_container.html</text:a></text:p>
      <text:p text:style-name="P66"/>
      <text:p text:style-name="P66"/>
      <text:p text:style-name="P66"/>
      <text:h text:style-name="P65" text:outline-level="1">Voir le Container de Services à l'oeuvre !</text:h>
      <text:p text:style-name="P67">📖 En savoir plus sur le container de services de Symfony : <text:a xlink:type="simple" xlink:href="https://symfony.com/doc/current/service_container.html" text:style-name="Internet_20_link" text:visited-style-name="Visited_20_Internet_20_Link">https://symfony.com/doc/current/service_container.html</text:a></text:p>
      <text:p text:style-name="P67"/>
      <text:p text:style-name="P67"/>
      <text:p text:style-name="P67"/>
      <text:p text:style-name="P67">Les limites du Container : configuration des services</text:p>
      <text:p text:style-name="P69">dans le fichier <text:span text:style-name="T50">src</text:span><text:span text:style-name="T52">/Taxes/Calculator,php , ajouter ce code pour le $tva⇒</text:span></text:p>
      <text:p text:style-name="P71"><text:span text:style-name="T10">protected</text:span><text:span text:style-name="T45"> </text:span><text:span text:style-name="T17">$tva</text:span><text:span text:style-name="T45">;</text:span></text:p>
      <text:p text:style-name="P21"><text:soft-page-break/></text:p>
      <text:p text:style-name="P51"><text:span text:style-name="T9">public</text:span><text:span text:style-name="T44"> </text:span><text:span text:style-name="T9">function</text:span><text:span text:style-name="T44"> </text:span><text:span text:style-name="T5">__construct</text:span><text:span text:style-name="T44">(</text:span><text:span text:style-name="T26">LoggerInterface</text:span><text:span text:style-name="T44"> </text:span><text:span text:style-name="T16">$logger</text:span><text:span text:style-name="T44">, </text:span><text:span text:style-name="T9">float</text:span><text:span text:style-name="T44"> </text:span><text:span text:style-name="T16">$tva</text:span><text:span text:style-name="T44">)</text:span></text:p>
      <text:p text:style-name="P10">{</text:p>
      <text:p text:style-name="P51"><text:span text:style-name="T9">$this</text:span><text:span text:style-name="T44">-&gt;</text:span><text:span text:style-name="T16">logger</text:span><text:span text:style-name="T44"> = </text:span><text:span text:style-name="T16">$logger</text:span><text:span text:style-name="T44">;</text:span></text:p>
      <text:p text:style-name="P51"><text:span text:style-name="T9">$this</text:span><text:span text:style-name="T44">-&gt;</text:span><text:span text:style-name="T16">tva</text:span><text:span text:style-name="T44"> = </text:span><text:span text:style-name="T16">$tva</text:span><text:span text:style-name="T44">;</text:span></text:p>
      <text:p text:style-name="P10">}</text:p>
      <text:p text:style-name="P69"><text:span text:style-name="T52"><text:s/>mais pour que ça fonctionne il faut ajouter ce code dans le fichier config/services,yaml ⇒</text:span></text:p>
      <text:p text:style-name="P71"><text:span text:style-name="T10">App\Taxes\Calculator</text:span><text:span text:style-name="T52">:</text:span></text:p>
      <text:p text:style-name="P51"><text:span text:style-name="T9">arguments</text:span>:</text:p>
      <text:p text:style-name="P51"><text:span text:style-name="T9">$tva</text:span>: <text:span text:style-name="T30">20</text:span></text:p>
      <text:p text:style-name="P69"><text:span text:style-name="T52"/></text:p>
      <text:p text:style-name="P69"><text:span text:style-name="T52"/></text:p>
      <text:p text:style-name="P69"><text:span text:style-name="T52"/></text:p>
      <text:p text:style-name="P69"><text:span text:style-name="T52"/></text:p>
      <text:p text:style-name="P68"><text:span text:style-name="T52">Utilisez des bibliothèques tierces avec le Container</text:span></text:p>
      <text:p text:style-name="P74"><text:span text:style-name="T52">min 0:0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4:02:19.092118325</meta:creation-date>
    <dc:date>2024-07-04T10:28:48.634015508</dc:date>
    <meta:editing-duration>PT10H29M15S</meta:editing-duration>
    <meta:editing-cycles>105</meta:editing-cycles>
    <meta:generator>LibreOffice/7.3.7.2$Linux_X86_64 LibreOffice_project/30$Build-2</meta:generator>
    <meta:document-statistic meta:table-count="0" meta:image-count="0" meta:object-count="0" meta:page-count="9" meta:paragraph-count="236" meta:word-count="979" meta:character-count="7385" meta:non-whitespace-character-count="6632"/>
  </office:meta>
</office:document-meta>
</file>